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Objec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Objec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doRename( FileObject new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do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injectType( FileType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Object.doSetLastModTime( long 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Object.do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Object.doGetRandomAccessContent(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setData( RamFil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resize( int new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mFileObject.do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RamFileObject( FileName name , Ram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FileObject.do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doGetOutputStream( boolean bApp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Object.doAt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Object.end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